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cm" fo:min-width="2.799cm"/>
    </style:style>
    <style:style style:name="gr6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cm" fo:min-width="3.311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cm" fo:min-width="2.2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.09cm" svg:height="0.662cm" svg:x="12.85cm" svg:y="1.11cm">
          <draw:text-box>
            <text:p text:style-name="P1"><text:span text:style-name="T1">Common</text:span></text:p>
          </draw:text-box>
        </draw:frame>
        <draw:frame draw:style-name="gr1" draw:text-style-name="P2" draw:layer="layout" svg:width="1.205cm" svg:height="0.662cm" svg:x="1.741cm" svg:y="3.21cm">
          <draw:text-box>
            <text:p text:style-name="P1"><text:span text:style-name="T1">CZT</text:span></text:p>
          </draw:text-box>
        </draw:frame>
        <draw:line draw:style-name="gr2" draw:text-style-name="P3" draw:layer="layout" svg:x1="5.691cm" svg:y1="4.8cm" svg:x2="5.691cm" svg:y2="3.8cm">
          <text:p text:style-name="P1"/>
        </draw:line>
        <draw:line draw:style-name="gr2" draw:text-style-name="P3" draw:layer="layout" svg:x1="5.695cm" svg:y1="4.512cm" svg:x2="5.695cm" svg:y2="4.012cm">
          <text:p text:style-name="P1"/>
        </draw:line>
        <draw:line draw:style-name="gr3" draw:text-style-name="P3" draw:layer="layout" svg:x1="2.4cm" svg:y1="2.71cm" svg:x2="24.9cm" svg:y2="2.71cm">
          <text:p text:style-name="P1"/>
        </draw:line>
        <draw:custom-shape draw:style-name="gr4" draw:text-style-name="P3" draw:layer="layout" svg:width="4.3cm" svg:height="10.2cm" svg:x="14cm" svg:y="5.9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068cm" svg:height="0.662cm" svg:x="4.411cm" svg:y="3.21cm">
          <draw:text-box>
            <text:p text:style-name="P1"><text:span text:style-name="T1">FMElems</text:span></text:p>
          </draw:text-box>
        </draw:frame>
        <draw:frame draw:style-name="gr5" draw:text-style-name="P2" draw:layer="layout" svg:width="3.58cm" svg:height="0.662cm" svg:x="2.001cm" svg:y="5.31cm">
          <draw:text-box>
            <text:p text:style-name="P1"><text:span text:style-name="T1">FMStrategyElems</text:span></text:p>
          </draw:text-box>
        </draw:frame>
        <draw:frame draw:style-name="gr1" draw:text-style-name="P2" draw:layer="layout" svg:width="2.42cm" svg:height="0.662cm" svg:x="12.67cm" svg:y="3.21cm">
          <draw:text-box>
            <text:p text:style-name="P1"><text:span text:style-name="T1">SpecElems</text:span></text:p>
          </draw:text-box>
        </draw:frame>
        <draw:line draw:style-name="gr3" draw:text-style-name="P3" draw:layer="layout" svg:x1="3.751cm" svg:y1="5.4cm" svg:x2="3.751cm" svg:y2="4.8cm">
          <text:p text:style-name="P1"/>
        </draw:line>
        <draw:custom-shape draw:style-name="gr4" draw:text-style-name="P3" draw:layer="layout" svg:width="4.132cm" svg:height="2.2cm" svg:x="1.645cm" svg:y="6.9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85cm" svg:y1="2.71cm" svg:x2="13.85cm" svg:y2="1.71cm">
          <text:p text:style-name="P1"/>
        </draw:line>
        <draw:line draw:style-name="gr2" draw:text-style-name="P3" draw:layer="layout" svg:x1="13.85cm" svg:y1="2.41cm" svg:x2="13.85cm" svg:y2="1.91cm">
          <text:p text:style-name="P1"/>
        </draw:line>
        <draw:line draw:style-name="gr3" draw:text-style-name="P3" draw:layer="layout" svg:x1="13.85cm" svg:y1="3.31cm" svg:x2="13.85cm" svg:y2="2.71cm">
          <text:p text:style-name="P1"/>
        </draw:line>
        <draw:line draw:style-name="gr3" draw:text-style-name="P3" draw:layer="layout" svg:x1="3.751cm" svg:y1="4.8cm" svg:x2="7.671cm" svg:y2="4.8cm">
          <text:p text:style-name="P1"/>
        </draw:line>
        <draw:custom-shape draw:style-name="gr4" draw:text-style-name="P3" draw:layer="layout" svg:width="3.4cm" svg:height="2.15cm" svg:x="5.961cm" svg:y="5.9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7.671cm" svg:y1="4.8cm" svg:x2="7.671cm" svg:y2="5.9cm">
          <text:p text:style-name="P1"/>
        </draw:line>
        <draw:frame draw:style-name="gr1" draw:text-style-name="P2" draw:layer="layout" svg:width="2.521cm" svg:height="0.662cm" svg:x="2.451cm" svg:y="7.4cm">
          <draw:text-box>
            <text:p text:style-name="P1"><text:span text:style-name="T1">FMStrategy</text:span></text:p>
          </draw:text-box>
        </draw:frame>
        <draw:frame draw:style-name="gr1" draw:text-style-name="P2" draw:layer="layout" svg:width="3.343cm" svg:height="0.662cm" svg:x="2.04cm" svg:y="6.9cm">
          <draw:text-box>
            <text:p text:style-name="P1"><text:span text:style-name="T1">AutoFMStrategy</text:span></text:p>
          </draw:text-box>
        </draw:frame>
        <draw:frame draw:style-name="gr1" draw:text-style-name="P2" draw:layer="layout" svg:width="4.223cm" svg:height="0.662cm" svg:x="1.6cm" svg:y="8.4cm">
          <draw:text-box>
            <text:p text:style-name="P1"><text:span text:style-name="T1">SemiAutoFMStrategy</text:span></text:p>
          </draw:text-box>
        </draw:frame>
        <draw:frame draw:style-name="gr1" draw:text-style-name="P2" draw:layer="layout" svg:width="3.804cm" svg:height="0.662cm" svg:x="1.809cm" svg:y="7.9cm">
          <draw:text-box>
            <text:p text:style-name="P1"><text:span text:style-name="T1">ManualFMStrategy</text:span></text:p>
          </draw:text-box>
        </draw:frame>
        <draw:frame draw:style-name="gr1" draw:text-style-name="P2" draw:layer="layout" svg:width="3.58cm" svg:height="0.662cm" svg:x="5.871cm" svg:y="6.4cm">
          <draw:text-box>
            <text:p text:style-name="P1"><text:span text:style-name="T1">SpecTestCaseInfo</text:span></text:p>
          </draw:text-box>
        </draw:frame>
        <draw:frame draw:style-name="gr1" draw:text-style-name="P2" draw:layer="layout" svg:width="2.746cm" svg:height="0.662cm" svg:x="6.288cm" svg:y="6.9cm">
          <draw:text-box>
            <text:p text:style-name="P1"><text:span text:style-name="T1">TypeFMsMap</text:span></text:p>
          </draw:text-box>
        </draw:frame>
        <draw:frame draw:style-name="gr1" draw:text-style-name="P2" draw:layer="layout" svg:width="1.662cm" svg:height="0.662cm" svg:x="6.83cm" svg:y="5.9cm">
          <draw:text-box>
            <text:p text:style-name="P1"><text:span text:style-name="T1">FMPair</text:span></text:p>
          </draw:text-box>
        </draw:frame>
        <draw:frame draw:style-name="gr1" draw:text-style-name="P2" draw:layer="layout" svg:width="1.56cm" svg:height="0.662cm" svg:x="15.375cm" svg:y="5.912cm">
          <draw:text-box>
            <text:p text:style-name="P1"><text:span text:style-name="T1">AxDef</text:span></text:p>
          </draw:text-box>
        </draw:frame>
        <draw:frame draw:style-name="gr1" draw:text-style-name="P2" draw:layer="layout" svg:width="2.018cm" svg:height="0.662cm" svg:x="15.146cm" svg:y="7.412cm">
          <draw:text-box>
            <text:p text:style-name="P1"><text:span text:style-name="T1">HorizDef</text:span></text:p>
          </draw:text-box>
        </draw:frame>
        <draw:frame draw:style-name="gr1" draw:text-style-name="P2" draw:layer="layout" svg:width="1.92cm" svg:height="0.662cm" svg:x="15.195cm" svg:y="10.412cm">
          <draw:text-box>
            <text:p text:style-name="P1"><text:span text:style-name="T1">Scheme</text:span></text:p>
          </draw:text-box>
        </draw:frame>
        <draw:line draw:style-name="gr2" draw:text-style-name="P3" draw:layer="layout" svg:x1="3.751cm" svg:y1="6.9cm" svg:x2="3.751cm" svg:y2="5.9cm">
          <text:p text:style-name="P1"/>
        </draw:line>
        <draw:line draw:style-name="gr2" draw:text-style-name="P3" draw:layer="layout" svg:x1="3.751cm" svg:y1="6.33cm" svg:x2="3.751cm" svg:y2="6.13cm">
          <text:p text:style-name="P1"/>
        </draw:line>
        <draw:line draw:style-name="gr3" draw:text-style-name="P3" draw:layer="layout" svg:x1="2.351cm" svg:y1="3.31cm" svg:x2="2.351cm" svg:y2="2.71cm">
          <text:p text:style-name="P1"/>
        </draw:line>
        <draw:frame draw:style-name="gr1" draw:text-style-name="P2" draw:layer="layout" svg:width="1.62cm" svg:height="0.662cm" svg:x="15.345cm" svg:y="12.91cm">
          <draw:text-box>
            <text:p text:style-name="P1"><text:span text:style-name="T1">TClass</text:span></text:p>
          </draw:text-box>
        </draw:frame>
        <draw:frame draw:style-name="gr1" draw:text-style-name="P2" draw:layer="layout" svg:width="2.415cm" svg:height="0.662cm" svg:x="14.948cm" svg:y="11.91cm">
          <draw:text-box>
            <text:p text:style-name="P1"><text:span text:style-name="T1">SpecTCase</text:span></text:p>
          </draw:text-box>
        </draw:frame>
        <draw:frame draw:style-name="gr1" draw:text-style-name="P2" draw:layer="layout" svg:width="2.42cm" svg:height="0.662cm" svg:x="14.945cm" svg:y="8.91cm">
          <draw:text-box>
            <text:p text:style-name="P1"><text:span text:style-name="T1">OpScheme</text:span></text:p>
          </draw:text-box>
        </draw:frame>
        <draw:frame draw:style-name="gr1" draw:text-style-name="P2" draw:layer="layout" svg:width="2.449cm" svg:height="0.662cm" svg:x="14.931cm" svg:y="11.41cm">
          <draw:text-box>
            <text:p text:style-name="P1"><text:span text:style-name="T1">SpecResult</text:span></text:p>
          </draw:text-box>
        </draw:frame>
        <draw:frame draw:style-name="gr1" draw:text-style-name="P2" draw:layer="layout" svg:width="2.136cm" svg:height="0.662cm" svg:x="15.087cm" svg:y="12.41cm">
          <draw:text-box>
            <text:p text:style-name="P1"><text:span text:style-name="T1">SpecUtils</text:span></text:p>
          </draw:text-box>
        </draw:frame>
        <draw:custom-shape draw:style-name="gr4" draw:text-style-name="P3" draw:layer="layout" svg:width="3.77cm" svg:height="2.2cm" svg:x="18.495cm" svg:y="4.8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3.3cm" svg:height="0.662cm" svg:x="18.73cm" svg:y="4.81cm">
          <draw:text-box>
            <text:p text:style-name="P1"><text:span text:style-name="T1">AbstractIterator</text:span></text:p>
          </draw:text-box>
        </draw:frame>
        <draw:frame draw:style-name="gr1" draw:text-style-name="P2" draw:layer="layout" svg:width="2.877cm" svg:height="0.662cm" svg:x="18.95cm" svg:y="3.21cm">
          <draw:text-box>
            <text:p text:style-name="P1"><text:span text:style-name="T1">IteratorElems</text:span></text:p>
          </draw:text-box>
        </draw:frame>
        <draw:line draw:style-name="gr3" draw:text-style-name="P3" draw:layer="layout" svg:x1="20.37cm" svg:y1="3.31cm" svg:x2="20.37cm" svg:y2="2.71cm">
          <text:p text:style-name="P1"/>
        </draw:line>
        <draw:custom-shape draw:style-name="gr4" draw:text-style-name="P3" draw:layer="layout" svg:width="4.83cm" svg:height="14.8cm" svg:x="22.562cm" svg:y="4.8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2.509cm" svg:height="0.662cm" svg:x="23.723cm" svg:y="11.41cm">
          <draw:text-box>
            <text:p text:style-name="P1"><text:span text:style-name="T1">IteratorPatt</text:span></text:p>
          </draw:text-box>
        </draw:frame>
        <draw:frame draw:style-name="gr1" draw:text-style-name="P2" draw:layer="layout" svg:width="4.016cm" svg:height="0.662cm" svg:x="22.969cm" svg:y="17.41cm">
          <draw:text-box>
            <text:p text:style-name="P1"><text:span text:style-name="T1">TTreeCompositePatt</text:span></text:p>
          </draw:text-box>
        </draw:frame>
        <draw:frame draw:style-name="gr1" draw:text-style-name="P2" draw:layer="layout" svg:width="2.648cm" svg:height="0.662cm" svg:x="23.653cm" svg:y="17.91cm">
          <draw:text-box>
            <text:p text:style-name="P1"><text:span text:style-name="T1">TTreeVisPatt</text:span></text:p>
          </draw:text-box>
        </draw:frame>
        <draw:frame draw:style-name="gr1" draw:text-style-name="P2" draw:layer="layout" svg:width="4.265cm" svg:height="0.662cm" svg:x="22.845cm" svg:y="6.91cm">
          <draw:text-box>
            <text:p text:style-name="P1"><text:span text:style-name="T1">CServersCtrlSinglPatt</text:span></text:p>
          </draw:text-box>
        </draw:frame>
        <draw:frame draw:style-name="gr1" draw:text-style-name="P2" draw:layer="layout" svg:width="4.193cm" svg:height="0.662cm" svg:x="22.881cm" svg:y="9.41cm">
          <draw:text-box>
            <text:p text:style-name="P1"><text:span text:style-name="T1">EventAdminSinglPatt</text:span></text:p>
          </draw:text-box>
        </draw:frame>
        <draw:frame draw:style-name="gr7" draw:text-style-name="P2" draw:layer="layout" svg:width="4.147cm" svg:height="0.662cm" svg:x="22.904cm" svg:y="8.91cm">
          <draw:text-box>
            <text:p text:style-name="P1"><text:span text:style-name="T1">DServerInfoSinglPatt</text:span></text:p>
          </draw:text-box>
        </draw:frame>
        <draw:frame draw:style-name="gr1" draw:text-style-name="P2" draw:layer="layout" svg:width="3.618cm" svg:height="0.662cm" svg:x="23.168cm" svg:y="16.91cm">
          <draw:text-box>
            <text:p text:style-name="P1"><text:span text:style-name="T1">TSessionSinglPatt</text:span></text:p>
          </draw:text-box>
        </draw:frame>
        <draw:frame draw:style-name="gr1" draw:text-style-name="P2" draw:layer="layout" svg:width="3.211cm" svg:height="0.662cm" svg:x="23.372cm" svg:y="9.91cm">
          <draw:text-box>
            <text:p text:style-name="P1"><text:span text:style-name="T1">FMStrategyPatt</text:span></text:p>
          </draw:text-box>
        </draw:frame>
        <draw:frame draw:style-name="gr1" draw:text-style-name="P2" draw:layer="layout" svg:width="3.702cm" svg:height="0.662cm" svg:x="23.126cm" svg:y="16.41cm">
          <draw:text-box>
            <text:p text:style-name="P1"><text:span text:style-name="T1">TacticStrategyPatt</text:span></text:p>
          </draw:text-box>
        </draw:frame>
        <draw:frame draw:style-name="gr1" draw:text-style-name="P2" draw:layer="layout" svg:width="3.004cm" svg:height="0.662cm" svg:x="23.475cm" svg:y="6.41cm">
          <draw:text-box>
            <text:p text:style-name="P1"><text:span text:style-name="T1">CommandPatt</text:span></text:p>
          </draw:text-box>
        </draw:frame>
        <draw:frame draw:style-name="gr1" draw:text-style-name="P2" draw:layer="layout" svg:width="1.954cm" svg:height="0.662cm" svg:x="23.947cm" svg:y="3.21cm">
          <draw:text-box>
            <text:p text:style-name="P1"><text:span text:style-name="T1">Patterns</text:span></text:p>
          </draw:text-box>
        </draw:frame>
        <draw:line draw:style-name="gr3" draw:text-style-name="P3" draw:layer="layout" svg:x1="24.908cm" svg:y1="3.31cm" svg:x2="24.908cm" svg:y2="2.71cm">
          <text:p text:style-name="P1"/>
        </draw:line>
        <draw:line draw:style-name="gr3" draw:text-style-name="P3" draw:layer="layout" svg:x1="5.695cm" svg:y1="3.312cm" svg:x2="5.695cm" svg:y2="2.712cm">
          <text:p text:style-name="P1"/>
        </draw:line>
        <draw:line draw:style-name="gr8" draw:text-style-name="P3" draw:layer="layout" svg:x1="2.351cm" svg:y1="3.8cm" svg:x2="2.351cm" svg:y2="4.55cm">
          <text:p text:style-name="P1"/>
        </draw:line>
        <draw:frame draw:style-name="gr1" draw:text-style-name="P2" draw:layer="layout" svg:width="2.039cm" svg:height="0.662cm" svg:x="15.136cm" svg:y="7.91cm">
          <draw:text-box>
            <text:p text:style-name="P1"><text:span text:style-name="T1">OpName</text:span></text:p>
          </draw:text-box>
        </draw:frame>
        <draw:line draw:style-name="gr2" draw:text-style-name="P3" draw:layer="layout" svg:x1="20.37cm" svg:y1="4.81cm" svg:x2="20.37cm" svg:y2="3.81cm">
          <text:p text:style-name="P1"/>
        </draw:line>
        <draw:line draw:style-name="gr2" draw:text-style-name="P3" draw:layer="layout" svg:x1="20.37cm" svg:y1="4.23cm" svg:x2="20.37cm" svg:y2="4.03cm">
          <text:p text:style-name="P1"/>
        </draw:line>
        <draw:line draw:style-name="gr2" draw:text-style-name="P3" draw:layer="layout" svg:x1="24.907cm" svg:y1="4.81cm" svg:x2="24.907cm" svg:y2="3.81cm">
          <text:p text:style-name="P1"/>
        </draw:line>
        <draw:line draw:style-name="gr2" draw:text-style-name="P3" draw:layer="layout" svg:x1="24.907cm" svg:y1="4.23cm" svg:x2="24.907cm" svg:y2="4.03cm">
          <text:p text:style-name="P1"/>
        </draw:line>
        <draw:frame draw:style-name="gr1" draw:text-style-name="P2" draw:layer="layout" svg:width="2.653cm" svg:height="0.662cm" svg:x="14.829cm" svg:y="9.41cm">
          <draw:text-box>
            <text:p text:style-name="P1"><text:span text:style-name="T1">OutputClass</text:span></text:p>
          </draw:text-box>
        </draw:frame>
        <draw:frame draw:style-name="gr1" draw:text-style-name="P2" draw:layer="layout" svg:width="2.183cm" svg:height="0.662cm" svg:x="15.064cm" svg:y="10.91cm">
          <draw:text-box>
            <text:p text:style-name="P1"><text:span text:style-name="T1">SchName</text:span></text:p>
          </draw:text-box>
        </draw:frame>
        <draw:frame draw:style-name="gr1" draw:text-style-name="P2" draw:layer="layout" svg:width="3.491cm" svg:height="0.662cm" svg:x="14.41cm" svg:y="13.41cm">
          <draw:text-box>
            <text:p text:style-name="P1"><text:span text:style-name="T1">TClassRepository</text:span></text:p>
          </draw:text-box>
        </draw:frame>
        <draw:frame draw:style-name="gr1" draw:text-style-name="P2" draw:layer="layout" svg:width="4.524cm" svg:height="0.662cm" svg:x="13.893cm" svg:y="9.91cm">
          <draw:text-box>
            <text:p text:style-name="P1"><text:span text:style-name="T1">OutputClassRepository</text:span></text:p>
          </draw:text-box>
        </draw:frame>
        <draw:frame draw:style-name="gr1" draw:text-style-name="P2" draw:layer="layout" svg:width="3.406cm" svg:height="0.662cm" svg:x="18.677cm" svg:y="5.81cm">
          <draw:text-box>
            <text:p text:style-name="P1"><text:span text:style-name="T1">ConcreteIterator</text:span></text:p>
          </draw:text-box>
        </draw:frame>
        <draw:frame draw:style-name="gr1" draw:text-style-name="P2" draw:layer="layout" svg:width="3.855cm" svg:height="0.662cm" svg:x="18.453cm" svg:y="5.31cm">
          <draw:text-box>
            <text:p text:style-name="P1"><text:span text:style-name="T1">AbstractRepository</text:span></text:p>
          </draw:text-box>
        </draw:frame>
        <draw:frame draw:style-name="gr1" draw:text-style-name="P2" draw:layer="layout" svg:width="3.961cm" svg:height="0.662cm" svg:x="18.4cm" svg:y="6.31cm">
          <draw:text-box>
            <text:p text:style-name="P1"><text:span text:style-name="T1">ConcreteRepository</text:span></text:p>
          </draw:text-box>
        </draw:frame>
        <draw:frame draw:style-name="gr1" draw:text-style-name="P2" draw:layer="layout" svg:width="4.604cm" svg:height="0.662cm" svg:x="22.675cm" svg:y="15.91cm">
          <draw:text-box>
            <text:p text:style-name="P1"><text:span text:style-name="T1">TacticManagerSinglPatt</text:span></text:p>
          </draw:text-box>
        </draw:frame>
        <draw:frame draw:style-name="gr1" draw:text-style-name="P2" draw:layer="layout" svg:width="2.115cm" svg:height="0.662cm" svg:x="15.098cm" svg:y="14.41cm">
          <draw:text-box>
            <text:p text:style-name="P1"><text:span text:style-name="T1">VarName</text:span></text:p>
          </draw:text-box>
        </draw:frame>
        <draw:frame draw:style-name="gr1" draw:text-style-name="P2" draw:layer="layout" svg:width="3.169cm" svg:height="0.662cm" svg:x="23.393cm" svg:y="8.41cm">
          <draw:text-box>
            <text:p text:style-name="P1"><text:span text:style-name="T1">DrawingVisPatt</text:span></text:p>
          </draw:text-box>
        </draw:frame>
        <draw:frame draw:style-name="gr1" draw:text-style-name="P2" draw:layer="layout" svg:width="4.096cm" svg:height="0.662cm" svg:x="14.107cm" svg:y="14.91cm">
          <draw:text-box>
            <text:p text:style-name="P1"><text:span text:style-name="T1">VarNameRepository </text:span></text:p>
          </draw:text-box>
        </draw:frame>
        <draw:line draw:style-name="gr2" draw:text-style-name="P3" draw:layer="layout" svg:x1="13.86cm" svg:y1="4.8cm" svg:x2="13.86cm" svg:y2="3.8cm">
          <text:p text:style-name="P1"/>
        </draw:line>
        <draw:line draw:style-name="gr2" draw:text-style-name="P3" draw:layer="layout" svg:x1="13.864cm" svg:y1="4.512cm" svg:x2="13.864cm" svg:y2="4.012cm">
          <text:p text:style-name="P1"/>
        </draw:line>
        <draw:line draw:style-name="gr3" draw:text-style-name="P3" draw:layer="layout" svg:x1="11.7cm" svg:y1="5.4cm" svg:x2="11.7cm" svg:y2="4.8cm">
          <text:p text:style-name="P1"/>
        </draw:line>
        <draw:line draw:style-name="gr3" draw:text-style-name="P3" draw:layer="layout" svg:x1="11.7cm" svg:y1="4.8cm" svg:x2="16.13cm" svg:y2="4.8cm">
          <text:p text:style-name="P1"/>
        </draw:line>
        <draw:line draw:style-name="gr6" draw:text-style-name="P3" draw:layer="layout" svg:x1="16.155cm" svg:y1="4.8cm" svg:x2="16.155cm" svg:y2="5.9cm">
          <text:p text:style-name="P1"/>
        </draw:line>
        <draw:frame draw:style-name="gr9" draw:text-style-name="P2" draw:layer="layout" svg:width="2.749cm" svg:height="0.662cm" svg:x="10.351cm" svg:y="5.31cm">
          <draw:text-box>
            <text:p text:style-name="P1"><text:span text:style-name="T1">SpecVisitors</text:span></text:p>
          </draw:text-box>
        </draw:frame>
        <draw:custom-shape draw:style-name="gr4" draw:text-style-name="P3" draw:layer="layout" svg:width="4.33cm" svg:height="7.75cm" svg:x="9.534cm" svg:y="6.9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61cm" svg:height="0.662cm" svg:x="10.394cm" svg:y="7.9cm">
          <draw:text-box>
            <text:p text:style-name="P1"><text:span text:style-name="T1">CloneVisitor</text:span></text:p>
          </draw:text-box>
        </draw:frame>
        <draw:frame draw:style-name="gr1" draw:text-style-name="P2" draw:layer="layout" svg:width="2.619cm" svg:height="0.662cm" svg:x="10.39cm" svg:y="10.4cm">
          <draw:text-box>
            <text:p text:style-name="P1"><text:span text:style-name="T1">PrimeVisitor</text:span></text:p>
          </draw:text-box>
        </draw:frame>
        <draw:frame draw:style-name="gr1" draw:text-style-name="P2" draw:layer="layout" svg:width="3.66cm" svg:height="0.662cm" svg:x="9.869cm" svg:y="10.9cm">
          <draw:text-box>
            <text:p text:style-name="P1"><text:span text:style-name="T1">RemImpliesVisitor</text:span></text:p>
          </draw:text-box>
        </draw:frame>
        <draw:line draw:style-name="gr2" draw:text-style-name="P3" draw:layer="layout" svg:x1="11.701cm" svg:y1="6.9cm" svg:x2="11.701cm" svg:y2="5.9cm">
          <text:p text:style-name="P1"/>
        </draw:line>
        <draw:line draw:style-name="gr2" draw:text-style-name="P3" draw:layer="layout" svg:x1="11.701cm" svg:y1="6.33cm" svg:x2="11.701cm" svg:y2="6.13cm">
          <text:p text:style-name="P1"/>
        </draw:line>
        <draw:frame draw:style-name="gr1" draw:text-style-name="P2" draw:layer="layout" svg:width="4.447cm" svg:height="0.662cm" svg:x="9.476cm" svg:y="6.9cm">
          <draw:text-box>
            <text:p text:style-name="P1"><text:span text:style-name="T1">AndPredClausesVisitor</text:span></text:p>
          </draw:text-box>
        </draw:frame>
        <draw:frame draw:style-name="gr1" draw:text-style-name="P2" draw:layer="layout" svg:width="3.508cm" svg:height="0.662cm" svg:x="9.945cm" svg:y="7.4cm">
          <draw:text-box>
            <text:p text:style-name="P1"><text:span text:style-name="T1">AndSimplifVisitor</text:span></text:p>
          </draw:text-box>
        </draw:frame>
        <draw:frame draw:style-name="gr1" draw:text-style-name="P2" draw:layer="layout" svg:width="3.876cm" svg:height="0.662cm" svg:x="9.761cm" svg:y="8.4cm">
          <draw:text-box>
            <text:p text:style-name="P1"><text:span text:style-name="T1">DistribAndOrVisitor</text:span></text:p>
          </draw:text-box>
        </draw:frame>
        <draw:frame draw:style-name="gr1" draw:text-style-name="P2" draw:layer="layout" svg:width="3.876cm" svg:height="0.662cm" svg:x="9.761cm" svg:y="8.9cm">
          <draw:text-box>
            <text:p text:style-name="P1"><text:span text:style-name="T1">DistribOrAndVisitor</text:span></text:p>
          </draw:text-box>
        </draw:frame>
        <draw:frame draw:style-name="gr1" draw:text-style-name="P2" draw:layer="layout" svg:width="3.423cm" svg:height="0.662cm" svg:x="9.988cm" svg:y="9.4cm">
          <draw:text-box>
            <text:p text:style-name="P1"><text:span text:style-name="T1">IsPredInOrVisitor</text:span></text:p>
          </draw:text-box>
        </draw:frame>
        <draw:frame draw:style-name="gr1" draw:text-style-name="P2" draw:layer="layout" svg:width="3.766cm" svg:height="0.662cm" svg:x="9.816cm" svg:y="9.9cm">
          <draw:text-box>
            <text:p text:style-name="P1"><text:span text:style-name="T1">MoveNegsInVisitor</text:span></text:p>
          </draw:text-box>
        </draw:frame>
        <draw:frame draw:style-name="gr1" draw:text-style-name="P2" draw:layer="layout" svg:width="4.638cm" svg:height="0.662cm" svg:x="9.38cm" svg:y="11.4cm">
          <draw:text-box>
            <text:p text:style-name="P1"><text:span text:style-name="T1">RemOrPredInCNFVisitor</text:span></text:p>
          </draw:text-box>
        </draw:frame>
        <draw:frame draw:style-name="gr1" draw:text-style-name="P2" draw:layer="layout" svg:width="3.182cm" svg:height="0.662cm" svg:x="10.189cm" svg:y="11.9cm">
          <draw:text-box>
            <text:p text:style-name="P1"><text:span text:style-name="T1">RemPredVisitor</text:span></text:p>
          </draw:text-box>
        </draw:frame>
        <draw:frame draw:style-name="gr1" draw:text-style-name="P2" draw:layer="layout" svg:width="4.219cm" svg:height="0.662cm" svg:x="9.59cm" svg:y="12.4cm">
          <draw:text-box>
            <text:p text:style-name="P1"><text:span text:style-name="T1">RemPredInCNFVisitor</text:span></text:p>
          </draw:text-box>
        </draw:frame>
        <draw:frame draw:style-name="gr1" draw:text-style-name="P2" draw:layer="layout" svg:width="3.004cm" svg:height="0.662cm" svg:x="10.197cm" svg:y="12.9cm">
          <draw:text-box>
            <text:p text:style-name="P1"><text:span text:style-name="T1">ReplaceVisitor</text:span></text:p>
          </draw:text-box>
        </draw:frame>
        <draw:frame draw:style-name="gr1" draw:text-style-name="P2" draw:layer="layout" svg:width="3.741cm" svg:height="0.662cm" svg:x="9.829cm" svg:y="13.4cm">
          <draw:text-box>
            <text:p text:style-name="P1"><text:span text:style-name="T1">ReplRefExprVisitor</text:span></text:p>
          </draw:text-box>
        </draw:frame>
        <draw:frame draw:style-name="gr1" draw:text-style-name="P2" draw:layer="layout" svg:width="3.783cm" svg:height="0.662cm" svg:x="9.808cm" svg:y="13.9cm">
          <draw:text-box>
            <text:p text:style-name="P1"><text:span text:style-name="T1">WordsFinderVisitor</text:span></text:p>
          </draw:text-box>
        </draw:frame>
        <draw:frame draw:style-name="gr1" draw:text-style-name="P2" draw:layer="layout" svg:width="2.703cm" svg:height="0.662cm" svg:x="23.626cm" svg:y="5.9cm">
          <draw:text-box>
            <text:p text:style-name="P1"><text:span text:style-name="T1">CloneVisPatt</text:span></text:p>
          </draw:text-box>
        </draw:frame>
        <draw:frame draw:style-name="gr1" draw:text-style-name="P2" draw:layer="layout" svg:width="2.712cm" svg:height="0.662cm" svg:x="23.621cm" svg:y="12.4cm">
          <draw:text-box>
            <text:p text:style-name="P1"><text:span text:style-name="T1">PrimeVisPatt</text:span></text:p>
          </draw:text-box>
        </draw:frame>
        <draw:frame draw:style-name="gr1" draw:text-style-name="P2" draw:layer="layout" svg:width="3.753cm" svg:height="0.662cm" svg:x="23.101cm" svg:y="12.9cm">
          <draw:text-box>
            <text:p text:style-name="P1"><text:span text:style-name="T1">RemImpliesVisPatt</text:span></text:p>
          </draw:text-box>
        </draw:frame>
        <draw:frame draw:style-name="gr1" draw:text-style-name="P2" draw:layer="layout" svg:width="3.601cm" svg:height="0.662cm" svg:x="23.177cm" svg:y="5.4cm">
          <draw:text-box>
            <text:p text:style-name="P1"><text:span text:style-name="T1">AndSimplifVisPatt</text:span></text:p>
          </draw:text-box>
        </draw:frame>
        <draw:frame draw:style-name="gr1" draw:text-style-name="P2" draw:layer="layout" svg:width="3.969cm" svg:height="0.662cm" svg:x="22.993cm" svg:y="7.4cm">
          <draw:text-box>
            <text:p text:style-name="P1"><text:span text:style-name="T1">DistribAndOrVisPatt</text:span></text:p>
          </draw:text-box>
        </draw:frame>
        <draw:frame draw:style-name="gr1" draw:text-style-name="P2" draw:layer="layout" svg:width="3.969cm" svg:height="0.662cm" svg:x="22.993cm" svg:y="7.9cm">
          <draw:text-box>
            <text:p text:style-name="P1"><text:span text:style-name="T1">DistribOrAndVisPatt</text:span></text:p>
          </draw:text-box>
        </draw:frame>
        <draw:frame draw:style-name="gr1" draw:text-style-name="P2" draw:layer="layout" svg:width="3.516cm" svg:height="0.662cm" svg:x="23.219cm" svg:y="10.9cm">
          <draw:text-box>
            <text:p text:style-name="P1"><text:span text:style-name="T1">IsPredInOrVisPatt</text:span></text:p>
          </draw:text-box>
        </draw:frame>
        <draw:frame draw:style-name="gr1" draw:text-style-name="P2" draw:layer="layout" svg:width="3.859cm" svg:height="0.662cm" svg:x="23.048cm" svg:y="11.9cm">
          <draw:text-box>
            <text:p text:style-name="P1"><text:span text:style-name="T1">MoveNegsInVisPatt</text:span></text:p>
          </draw:text-box>
        </draw:frame>
        <draw:frame draw:style-name="gr1" draw:text-style-name="P2" draw:layer="layout" svg:width="3.275cm" svg:height="0.662cm" svg:x="23.34cm" svg:y="13.9cm">
          <draw:text-box>
            <text:p text:style-name="P1"><text:span text:style-name="T1">RemPredVisPatt</text:span></text:p>
          </draw:text-box>
        </draw:frame>
        <draw:frame draw:style-name="gr10" draw:text-style-name="P2" draw:layer="layout" svg:width="4.312cm" svg:height="0.662cm" svg:x="22.821cm" svg:y="14.4cm">
          <draw:text-box>
            <text:p text:style-name="P1"><text:span text:style-name="T1">RemPredInCNFVisPatt</text:span></text:p>
          </draw:text-box>
        </draw:frame>
        <draw:frame draw:style-name="gr1" draw:text-style-name="P2" draw:layer="layout" svg:width="3.097cm" svg:height="0.662cm" svg:x="23.429cm" svg:y="14.9cm">
          <draw:text-box>
            <text:p text:style-name="P1"><text:span text:style-name="T1">ReplaceVisPatt</text:span></text:p>
          </draw:text-box>
        </draw:frame>
        <draw:frame draw:style-name="gr10" draw:text-style-name="P2" draw:layer="layout" svg:width="3.834cm" svg:height="0.662cm" svg:x="23.06cm" svg:y="15.4cm">
          <draw:text-box>
            <text:p text:style-name="P1"><text:span text:style-name="T1">ReplRefExprVisPatt</text:span></text:p>
          </draw:text-box>
        </draw:frame>
        <draw:frame draw:style-name="gr1" draw:text-style-name="P2" draw:layer="layout" svg:width="3.876cm" svg:height="0.662cm" svg:x="23.039cm" svg:y="18.91cm">
          <draw:text-box>
            <text:p text:style-name="P1"><text:span text:style-name="T1">WordsFinderVisPatt</text:span></text:p>
          </draw:text-box>
        </draw:frame>
        <draw:frame draw:style-name="gr1" draw:text-style-name="P2" draw:layer="layout" svg:width="4.731cm" svg:height="0.662cm" svg:x="22.612cm" svg:y="13.4cm">
          <draw:text-box>
            <text:p text:style-name="P1"><text:span text:style-name="T1">RemOrPredInCNFVisPatt</text:span></text:p>
          </draw:text-box>
        </draw:frame>
        <draw:frame draw:style-name="gr1" draw:text-style-name="P2" draw:layer="layout" svg:width="3.91cm" svg:height="0.662cm" svg:x="14.2cm" svg:y="8.41cm">
          <draw:text-box>
            <text:p text:style-name="P1"><text:span text:style-name="T1">OpNameRepository</text:span></text:p>
          </draw:text-box>
        </draw:frame>
        <draw:frame draw:style-name="gr1" draw:text-style-name="P2" draw:layer="layout" svg:width="2.42cm" svg:height="0.662cm" svg:x="14.945cm" svg:y="13.91cm">
          <draw:text-box>
            <text:p text:style-name="P1"><text:span text:style-name="T1">UnfoldUtils</text:span></text:p>
          </draw:text-box>
        </draw:frame>
        <draw:frame draw:style-name="gr1" draw:text-style-name="P2" draw:layer="layout" svg:width="1.78cm" svg:height="0.662cm" svg:x="15.265cm" svg:y="15.41cm">
          <draw:text-box>
            <text:p text:style-name="P1"><text:span text:style-name="T1">VISGen</text:span></text:p>
          </draw:text-box>
        </draw:frame>
        <draw:frame draw:style-name="gr1" draw:text-style-name="P2" draw:layer="layout" svg:width="3.431cm" svg:height="0.662cm" svg:x="14.475cm" svg:y="6.412cm">
          <draw:text-box>
            <text:p text:style-name="P1"><text:span text:style-name="T1">AxDefRepository</text:span></text:p>
          </draw:text-box>
        </draw:frame>
        <draw:frame draw:style-name="gr1" draw:text-style-name="P2" draw:layer="layout" svg:width="3.592cm" svg:height="0.662cm" svg:x="14.476cm" svg:y="6.912cm">
          <draw:text-box>
            <text:p text:style-name="P1"><text:span text:style-name="T1">AxParaRepository</text:span></text:p>
          </draw:text-box>
        </draw:frame>
        <draw:frame draw:style-name="gr1" draw:text-style-name="P2" draw:layer="layout" svg:width="5.036cm" svg:height="0.662cm" svg:x="22.459cm" svg:y="10.41cm">
          <draw:text-box>
            <text:p text:style-name="P1"><text:span text:style-name="T1">GlobalTypeFMsGenVisPatt</text:span></text:p>
          </draw:text-box>
        </draw:frame>
        <draw:frame draw:style-name="gr1" draw:text-style-name="P2" draw:layer="layout" svg:width="3.914cm" svg:height="0.662cm" svg:x="23.02cm" svg:y="18.41cm">
          <draw:text-box>
            <text:p text:style-name="P1"><text:span text:style-name="T1">TypeFMsGenVisPatt</text:span></text:p>
          </draw:text-box>
        </draw:frame>
        <draw:frame draw:style-name="gr1" draw:text-style-name="P2" draw:layer="layout" svg:width="2.619cm" svg:height="0.662cm" svg:x="6.352cm" svg:y="7.4cm">
          <draw:text-box>
            <text:p text:style-name="P1"><text:span text:style-name="T1">VarExprMap</text:span></text:p>
          </draw:text-box>
        </draw:frame>
        <draw:frame draw:style-name="gr1" draw:text-style-name="P2" draw:layer="layout" svg:width="4.541cm" svg:height="0.662cm" svg:x="22.707cm" svg:y="4.9cm">
          <draw:text-box>
            <text:p text:style-name="P1"><text:span text:style-name="T1">AndPredClausesVisPat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8-06T15:38:19</meta:creation-date>
    <dc:date>2008-06-12T15:20:46</dc:date>
    <meta:editing-cycles>53</meta:editing-cycles>
    <meta:editing-duration>PT8H14M23S</meta:editing-duration>
    <meta:user-defined meta:name="Info 1"/>
    <meta:user-defined meta:name="Info 2"/>
    <meta:user-defined meta:name="Info 3"/>
    <meta:user-defined meta:name="Info 4"/>
    <meta:document-statistic meta:object-count="117"/>
  </office:meta>
</office:document-meta>
</file>